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2b5" officeooo:paragraph-rsid="001b72b5"/>
    </style:style>
    <style:style style:name="P2" style:family="paragraph" style:parent-style-name="Standard">
      <style:text-properties officeooo:paragraph-rsid="001b72b5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d07d8"/>
    </style:style>
    <style:style style:name="P5" style:family="paragraph" style:parent-style-name="Standard" style:list-style-name="L1">
      <style:text-properties officeooo:paragraph-rsid="0019946d"/>
    </style:style>
    <style:style style:name="P6" style:family="paragraph" style:parent-style-name="Standard" style:list-style-name="L1">
      <style:text-properties officeooo:paragraph-rsid="001ff9f6"/>
    </style:style>
    <style:style style:name="P7" style:family="paragraph" style:parent-style-name="Standard" style:list-style-name="L1">
      <style:text-properties officeooo:paragraph-rsid="00203d6a"/>
    </style:style>
    <style:style style:name="P8" style:family="paragraph" style:parent-style-name="Standard" style:list-style-name="L1">
      <style:text-properties officeooo:paragraph-rsid="0020c621"/>
    </style:style>
    <style:style style:name="P9" style:family="paragraph" style:parent-style-name="Standard" style:list-style-name="L1">
      <style:text-properties officeooo:rsid="000cc8ba" officeooo:paragraph-rsid="000cc8ba"/>
    </style:style>
    <style:style style:name="P10" style:family="paragraph" style:parent-style-name="Standard" style:list-style-name="L1">
      <style:text-properties officeooo:rsid="000fdbef" officeooo:paragraph-rsid="000fdbef"/>
    </style:style>
    <style:style style:name="P11" style:family="paragraph" style:parent-style-name="Standard" style:list-style-name="L1">
      <style:text-properties officeooo:rsid="003d75b9"/>
    </style:style>
    <style:style style:name="P12" style:family="paragraph" style:parent-style-name="Standard" style:list-style-name="L1">
      <style:text-properties officeooo:rsid="00113e60" officeooo:paragraph-rsid="00113e60"/>
    </style:style>
    <style:style style:name="P13" style:family="paragraph" style:parent-style-name="Standard" style:list-style-name="L1">
      <style:text-properties officeooo:rsid="00113e60" officeooo:paragraph-rsid="0019946d"/>
    </style:style>
    <style:style style:name="P14" style:family="paragraph" style:parent-style-name="Standard" style:list-style-name="L1">
      <style:text-properties officeooo:rsid="00113e60" officeooo:paragraph-rsid="0024058a"/>
    </style:style>
    <style:style style:name="P15" style:family="paragraph" style:parent-style-name="Standard" style:list-style-name="L1">
      <style:text-properties officeooo:rsid="0045a1c9"/>
    </style:style>
    <style:style style:name="P16" style:family="paragraph" style:parent-style-name="Standard" style:list-style-name="L1">
      <style:text-properties officeooo:rsid="001b72b5" officeooo:paragraph-rsid="001b72b5"/>
    </style:style>
    <style:style style:name="P17" style:family="paragraph" style:parent-style-name="Standard" style:list-style-name="L1">
      <style:text-properties officeooo:rsid="0052c150"/>
    </style:style>
    <style:style style:name="P18" style:family="paragraph" style:parent-style-name="Standard" style:list-style-name="L1">
      <style:text-properties fo:color="#000000"/>
    </style:style>
    <style:style style:name="P19" style:family="paragraph" style:parent-style-name="Standard" style:list-style-name="L1">
      <style:text-properties officeooo:rsid="001ceb7c"/>
    </style:style>
    <style:style style:name="P20" style:family="paragraph" style:parent-style-name="Standard" style:list-style-name="L1">
      <style:text-properties officeooo:rsid="005eb03b"/>
    </style:style>
    <style:style style:name="P21" style:family="paragraph" style:parent-style-name="Standard" style:list-style-name="L1">
      <style:text-properties officeooo:rsid="006135ef"/>
    </style:style>
    <style:style style:name="P22" style:family="paragraph" style:parent-style-name="Standard">
      <style:text-properties officeooo:rsid="00259283" officeooo:paragraph-rsid="00259283"/>
    </style:style>
    <style:style style:name="P23" style:family="paragraph" style:parent-style-name="Standard" style:list-style-name="L2">
      <style:text-properties officeooo:rsid="00259283" officeooo:paragraph-rsid="00259283"/>
    </style:style>
    <style:style style:name="P24" style:family="paragraph" style:parent-style-name="Standard" style:list-style-name="L2">
      <style:text-properties officeooo:rsid="00268cf0" officeooo:paragraph-rsid="00268cf0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be5aa"/>
    </style:style>
    <style:style style:name="T3" style:family="text">
      <style:text-properties fo:language="fr" fo:country="FR" officeooo:rsid="000d07d8"/>
    </style:style>
    <style:style style:name="T4" style:family="text">
      <style:text-properties fo:language="fr" fo:country="FR" officeooo:rsid="00115ffc"/>
    </style:style>
    <style:style style:name="T5" style:family="text">
      <style:text-properties fo:language="fr" fo:country="FR" officeooo:rsid="00138613"/>
    </style:style>
    <style:style style:name="T6" style:family="text">
      <style:text-properties fo:language="fr" fo:country="FR" officeooo:rsid="0013cee9"/>
    </style:style>
    <style:style style:name="T7" style:family="text">
      <style:text-properties fo:language="fr" fo:country="FR" officeooo:rsid="001d3887"/>
    </style:style>
    <style:style style:name="T8" style:family="text">
      <style:text-properties fo:language="fr" fo:country="FR" officeooo:rsid="001e08bc"/>
    </style:style>
    <style:style style:name="T9" style:family="text">
      <style:text-properties fo:language="fr" fo:country="FR" officeooo:rsid="001b72b5"/>
    </style:style>
    <style:style style:name="T10" style:family="text">
      <style:text-properties fo:language="fr" fo:country="FR" officeooo:rsid="002242de"/>
    </style:style>
    <style:style style:name="T11" style:family="text">
      <style:text-properties officeooo:rsid="001ea19b"/>
    </style:style>
    <style:style style:name="T12" style:family="text">
      <style:text-properties officeooo:rsid="00242a67"/>
    </style:style>
    <style:style style:name="T13" style:family="text">
      <style:text-properties officeooo:rsid="001fc1cb"/>
    </style:style>
    <style:style style:name="T14" style:family="text">
      <style:text-properties officeooo:rsid="00216b0c"/>
    </style:style>
    <style:style style:name="T15" style:family="text">
      <style:text-properties officeooo:rsid="00244ae9"/>
    </style:style>
    <style:style style:name="T16" style:family="text">
      <style:text-properties officeooo:rsid="002312d9"/>
    </style:style>
    <style:style style:name="T17" style:family="text">
      <style:text-properties officeooo:rsid="0022c56f"/>
    </style:style>
    <style:style style:name="T18" style:family="text">
      <style:text-properties officeooo:rsid="002584e9"/>
    </style:style>
    <style:style style:name="T19" style:family="text">
      <style:text-properties officeooo:rsid="0024dcc3"/>
    </style:style>
    <style:style style:name="T20" style:family="text">
      <style:text-properties officeooo:rsid="00249fe9"/>
    </style:style>
    <style:style style:name="T21" style:family="text">
      <style:text-properties officeooo:rsid="00277d04"/>
    </style:style>
    <style:style style:name="T22" style:family="text">
      <style:text-properties officeooo:rsid="0029307b"/>
    </style:style>
    <style:style style:name="T23" style:family="text">
      <style:text-properties officeooo:rsid="00287728"/>
    </style:style>
    <style:style style:name="T24" style:family="text">
      <style:text-properties officeooo:rsid="0028dccb"/>
    </style:style>
    <style:style style:name="T25" style:family="text">
      <style:text-properties officeooo:rsid="002d06a6"/>
    </style:style>
    <style:style style:name="T26" style:family="text">
      <style:text-properties officeooo:rsid="002dcedd"/>
    </style:style>
    <style:style style:name="T27" style:family="text">
      <style:text-properties officeooo:rsid="002b7cd4"/>
    </style:style>
    <style:style style:name="T28" style:family="text">
      <style:text-properties officeooo:rsid="003147a0"/>
    </style:style>
    <style:style style:name="T29" style:family="text">
      <style:text-properties officeooo:rsid="00346d8e"/>
    </style:style>
    <style:style style:name="T30" style:family="text">
      <style:text-properties officeooo:rsid="00376877"/>
    </style:style>
    <style:style style:name="T31" style:family="text">
      <style:text-properties officeooo:rsid="00388269"/>
    </style:style>
    <style:style style:name="T32" style:family="text">
      <style:text-properties officeooo:rsid="003ef900"/>
    </style:style>
    <style:style style:name="T33" style:family="text">
      <style:text-properties officeooo:rsid="003e8bde"/>
    </style:style>
    <style:style style:name="T34" style:family="text">
      <style:text-properties officeooo:rsid="00417cb4"/>
    </style:style>
    <style:style style:name="T35" style:family="text">
      <style:text-properties officeooo:rsid="0048dc76"/>
    </style:style>
    <style:style style:name="T36" style:family="text">
      <style:text-properties officeooo:rsid="004ac760"/>
    </style:style>
    <style:style style:name="T37" style:family="text">
      <style:text-properties officeooo:rsid="004ea2d6"/>
    </style:style>
    <style:style style:name="T38" style:family="text">
      <style:text-properties officeooo:rsid="0059f26d"/>
    </style:style>
    <style:style style:name="T39" style:family="text">
      <style:text-properties officeooo:rsid="005d3439"/>
    </style:style>
    <style:style style:name="T40" style:family="text">
      <style:text-properties officeooo:rsid="005e26e0"/>
    </style:style>
    <style:style style:name="T41" style:family="text">
      <style:text-properties officeooo:rsid="005fe762"/>
    </style:style>
    <style:style style:name="T42" style:family="text">
      <style:text-properties officeooo:rsid="006107a1"/>
    </style:style>
    <style:style style:name="T43" style:family="text">
      <style:text-properties officeooo:rsid="0066a44f"/>
    </style:style>
    <style:style style:name="T44" style:family="text">
      <style:text-properties officeooo:rsid="006b13a3"/>
    </style:style>
    <style:style style:name="T45" style:family="text">
      <style:text-properties officeooo:rsid="006e4ad9"/>
    </style:style>
    <style:style style:name="T46" style:family="text">
      <style:text-properties officeooo:rsid="000d07d8"/>
    </style:style>
    <style:style style:name="T47" style:family="text">
      <style:text-properties officeooo:rsid="00113e60"/>
    </style:style>
    <style:style style:name="T48" style:family="text">
      <style:text-properties officeooo:rsid="00154efc"/>
    </style:style>
    <style:style style:name="T49" style:family="text">
      <style:text-properties officeooo:rsid="00186ea9"/>
    </style:style>
    <style:style style:name="T50" style:family="text">
      <style:text-properties officeooo:rsid="0020c621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book</text:p>
      <text:h text:style-name="Heading_20_1" text:outline-level="1">Timeline</text:h>
      <text:p text:style-name="Standard">04/01/2016</text:p>
      <text:list xml:id="list6553771066816207905"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 text:style-name="Internet_20_link" text:visited-style-name="Visited_20_Internet_20_Link">#67</text:a><text:span text:style-name="T1"> Factorisation de codes dans la création de polygone : IntersectTools.java (Aymeric, Charles, Kevin)</text:span>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Standard"/>
      <text:p text:style-name="Standard">05/01/2016</text:p>
      <text:list xml:id="list174802409378504" text:continue-numbering="true" text:style-name="L1">
        <text:list-item>
          <text:p text:style-name="P3"><text:a xlink:type="simple" xlink:href="https://github.com/DamienCassou/lille-game-framework/pull/70" text:style-name="Internet_20_link" text:visited-style-name="Visited_20_Internet_20_Link">#70</text:a><text:span text:style-name="T1"> Suppression duplication reverseParameters qui ressemble à la méthode applySpecificOverlapRule (Aymeric)</text:span>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 text:style-name="Internet_20_link" text:visited-style-name="Visited_20_Internet_20_Link">#72</text:a><text:span text:style-name="T1"> Suppression de « instanceof » dans les fonctions addOverlappable et removeOverlappable (Jérémy)</text:span></text:p>
        </text:list-item>
      </text:list>
      <text:p text:style-name="Standard"/>
      <text:p text:style-name="Standard">06/01/2016</text:p>
      <text:list xml:id="list174800980973602" text:continue-numbering="true" text:style-name="L1">
        <text:list-item>
          <text:p text:style-name="P3"><text:a xlink:type="simple" xlink:href="https://github.com/DamienCassou/lille-game-framework/pull/74" text:style-name="Internet_20_link" text:visited-style-name="Visited_20_Internet_20_Link">#74</text:a><text:span text:style-name="T1"> Amélioration de l'héritage de tests dans MoveStrategyKeybordTest (Aymeric)</text:span></text:p>
        </text:list-item>
        <text:list-item>
          <text:p text:style-name="P3"><text:a xlink:type="simple" xlink:href="https://github.com/DamienCassou/lille-game-framework/pull/70" text:style-name="Internet_20_link" text:visited-style-name="Visited_20_Internet_20_Link">#70</text:a><text:span text:style-name="T1"> Création d'une sous méthode applySpecificOverlapRuleAndTryToReverse… et ajout d'une documentation sur celle-ci (Aymeric)</text:span></text:p>
        </text:list-item>
        <text:list-item>
          <text:p text:style-name="P3"><text:a xlink:type="simple" xlink:href="https://github.com/DamienCassou/lille-game-framework/pull/77" text:style-name="Internet_20_link" text:visited-style-name="Visited_20_Internet_20_Link">#77</text:a><text:span text:style-name="T1"> Création de tests pour les méthodes getDriver et setSpeedVector de la classe GameMovable (Charles)</text:span></text:p>
        </text:list-item>
      </text:list>
      <text:p text:style-name="Standard"/>
      <text:p text:style-name="Standard">07/01/2016</text:p>
      <text:list xml:id="list174800636165307" text:continue-numbering="true" text:style-name="L1">
        <text:list-item>
          <text:p text:style-name="P3"><text:a xlink:type="simple" xlink:href="https://github.com/DamienCassou/lille-game-framework/pull/78" text:style-name="Internet_20_link" text:visited-style-name="Visited_20_Internet_20_Link">#78</text:a><text:span text:style-name="T1"> Amélioration et création de tests (utilisation des getters et vérifications lors de la création d’objets) pour la classe GameConfiguration (Charles)</text:span></text:p>
        </text:list-item>
        <text:list-item>
          <text:p text:style-name="P3"><text:a xlink:type="simple" xlink:href="https://github.com/DamienCassou/lille-game-framework/pull/70" text:style-name="Internet_20_link" text:visited-style-name="Visited_20_Internet_20_Link">#70</text:a><text:span text:style-name="T1"> Renomage de la méthode applySpecificOverlapRuleAndTryToReverse…, suppression des méthodes applySpecificOverlapRule et reverseParameters, et fusion de l'ensemble des commits (Aymeric)</text:span></text:p>
        </text:list-item>
        <text:list-item>
          <text:p text:style-name="P3"><text:a xlink:type="simple" xlink:href="https://github.com/DamienCassou/lille-game-framework/pull/74" text:style-name="Internet_20_link" text:visited-style-name="Visited_20_Internet_20_Link">#74</text:a><text:span text:style-name="T1"> Séparation en 2 commit du commit initial (Aymeric)</text:span></text:p>
        </text:list-item>
        <text:list-item>
          <text:p text:style-name="P3"><text:a xlink:type="simple" xlink:href="https://github.com/DamienCassou/lille-game-framework/pull/72" text:style-name="Internet_20_link" text:visited-style-name="Visited_20_Internet_20_Link">#72</text:a><text:span text:style-name="T1"> Fusion de l'ensemble des commits (Jérémy, Aymeric)</text:span></text:p>
        </text:list-item>
        <text:list-item>
          <text:p text:style-name="P3">Corrections des pull request envoyés (Charles, Jérémy)</text:p>
        </text:list-item>
      </text:list>
      <text:p text:style-name="Standard"/>
      <text:p text:style-name="Standard">08/01/2016</text:p>
      <text:list xml:id="list174802064103329" text:continue-numbering="true" text:style-name="L1">
        <text:list-item>
          <text:p text:style-name="P3"><text:a xlink:type="simple" xlink:href="https://github.com/DamienCassou/lille-game-framework/pull/74" text:style-name="Internet_20_link" text:visited-style-name="Visited_20_Internet_20_Link">#74</text:a><text:span text:style-name="T1"> Déplacement d'un des 2 commit sur une nouvelle branche (Aymeric)</text:span></text:p>
        </text:list-item>
        <text:list-item>
          <text:p text:style-name="P3"><text:a xlink:type="simple" xlink:href="https://github.com/DamienCassou/lille-game-framework/pull/83" text:style-name="Internet_20_link" text:visited-style-name="Visited_20_Internet_20_Link">#83</text:a><text:span text:style-name="T1"> Fixation de bug dans MoveStrategyKeyboard8Dir mis en évidence dans le pull request </text:span><text:a xlink:type="simple" xlink:href="https://github.com/DamienCassou/lille-game-framework/pull/74" text:style-name="Internet_20_link" text:visited-style-name="Visited_20_Internet_20_Link">#74</text:a><text:span text:style-name="T1"> (Aymeric)</text:span></text:p>
        </text:list-item>
        <text:list-item>
          <text:p text:style-name="P3">Correction du pull request envoyé (Jérémy)</text:p>
        </text:list-item>
      </text:list>
      <text:p text:style-name="Standard"/>
      <text:p text:style-name="Standard">09/01/2016</text:p>
      <text:list xml:id="list174801113608612" text:continue-numbering="true" text:style-name="L1">
        <text:list-item>
          <text:p text:style-name="P3"><text:a xlink:type="simple" xlink:href="https://github.com/DamienCassou/lille-game-framework/pull/78" text:style-name="Internet_20_link" text:visited-style-name="Visited_20_Internet_20_Link">#78</text:a><text:span text:style-name="T1"> Supprimer un commit et diviser le commit restant en 2 (Charles, Aymeric)</text:span></text:p>
        </text:list-item>
      </text:list>
      <text:p text:style-name="Standard"><text:soft-page-break/></text:p>
      <text:p text:style-name="Standard">10/01/2016</text:p>
      <text:list xml:id="list174802374913635" text:continue-numbering="true"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 text:style-name="Internet_20_link" text:visited-style-name="Visited_20_Internet_20_Link">#83</text:a><text:span text:style-name="T1"> Ajout du test mettant en évidence le bug (Aymeric)</text:span></text:p>
        </text:list-item>
      </text:list>
      <text:p text:style-name="Standard"/>
      <text:p text:style-name="Standard">11/01/2016</text:p>
      <text:list xml:id="list174801442270446" text:continue-numbering="true"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Standard"/>
      <text:p text:style-name="Standard">12/01/2016</text:p>
      <text:list xml:id="list174800681420056" text:continue-numbering="true"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 text:style-name="Internet_20_link" text:visited-style-name="Visited_20_Internet_20_Link">#74</text:a><text:span text:style-name="T1"> Résolution des conflits (Aymeric)</text:span></text:p>
        </text:list-item>
      </text:list>
      <text:p text:style-name="Standard"/>
      <text:p text:style-name="Standard">13/01/2016</text:p>
      <text:list xml:id="list174800770782157" text:continue-numbering="true" text:style-name="L1">
        <text:list-item>
          <text:p text:style-name="P3"><text:a xlink:type="simple" xlink:href="https://github.com/DamienCassou/lille-game-framework/pull/87" text:style-name="Internet_20_link" text:visited-style-name="Visited_20_Internet_20_Link">#87</text:a><text:span text:style-name="T1"> ajout d'un test sur le déplacement dans MoveStrategyKeyboardTest et correction du bug (Aymeric)</text:span>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Standard"/>
      <text:p text:style-name="Standard">15/01/2016</text:p>
      <text:list xml:id="list174801946120712" text:continue-numbering="true"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 text:style-name="Internet_20_link" text:visited-style-name="Visited_20_Internet_20_Link">#89</text:a><text:span text:style-name="T1"> </text:span><text:span text:style-name="T6">Suppression</text:span><text:span text:style-name="T1"> </text:span><text:span text:style-name="T5">d'</text:span><text:span text:style-name="T1">un constructeur obsolète (Aymeric, Charles)</text:span></text:p>
        </text:list-item>
        <text:list-item>
          <text:p text:style-name="P3"><text:a xlink:type="simple" xlink:href="https://github.com/DamienCassou/lille-game-framework/pull/103" text:style-name="Internet_20_link" text:visited-style-name="Visited_20_Internet_20_Link">#103</text:a><text:span text:style-name="T1"> Ajout de tests dans la classe Overlap.java et factorisation du code avec un @Before (Charles)</text:span></text:p>
        </text:list-item>
        <text:list-item>
          <text:p text:style-name="P3"><text:a xlink:type="simple" xlink:href="https://github.com/DamienCassou/lille-game-framework/pull/105" text:style-name="Internet_20_link" text:visited-style-name="Visited_20_Internet_20_Link">#105</text:a><text:span text:style-name="T1"> Ajout d’un @Test manquant dans la fonction goodspeed de la classe MoveStrategyStraightLineTest (Charles)</text:span></text:p>
        </text:list-item>
        <text:list-item>
          <text:p text:style-name="P3"><text:a xlink:type="simple" xlink:href="https://github.com/DamienCassou/lille-game-framework/pull/107" text:style-name="Internet_20_link" text:visited-style-name="Visited_20_Internet_20_Link">#107</text:a><text:span text:style-name="T1"> Ajout de tests dans la classe MoveStrategyRandomTest.java qui permet d’attraper une exception (Charles)</text:span>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<text:soft-page-break/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Standard"/>
      <text:p text:style-name="Standard">16/01/2016</text:p>
      <text:list xml:id="list174801605702584" text:continue-numbering="true"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Standard"/>
      <text:p text:style-name="Standard">17/01/2016</text:p>
      <text:list xml:id="list174801633008585" text:continue-numbering="true"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est a false définit la fin du jeu (Charles)</text:p>
        </text:list-item>
      </text:list>
      <text:p text:style-name="Standard"/>
      <text:p text:style-name="Standard">18/01/2016</text:p>
      <text:list xml:id="list174801931625570" text:continue-numbering="true"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 text:style-name="Internet_20_link" text:visited-style-name="Visited_20_Internet_20_Link">#112</text:a><text:span text:style-name="T1"> Ajout de la possibilité de changer les touches pour le déplacement (Aymeric)</text:span>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<text:span text:style-name="T11">Création</text:span> et écriture des tests de la classe BombermanUniverseViewPort.java (Charles)</text:p>
        </text:list-item>
        <text:list-item>
          <text:p text:style-name="P3">Ajout du Framework avec Maven (Aymeric)</text:p>
        </text:list-item>
      </text:list>
      <text:p text:style-name="Standard"/>
      <text:p text:style-name="Standard">19/01/2016</text:p>
      <text:list xml:id="list174802066670311" text:continue-numbering="true" text:style-name="L1">
        <text:list-item>
          <text:p text:style-name="P3">Ajout d’une interface bonus ainsi que de 2 bonus pour les bombes du jeu. (Jérémy)</text:p>
        </text:list-item>
        <text:list-item>
          <text:p text:style-name="P3">Avancement de la classe SpawnBox pour disposer des caisses sur le plateau de jeu (Kevin)</text:p>
        </text:list-item>
        <text:list-item>
          <text:p text:style-name="P3">Ajout des getters et setters dans la classe et de la méthode addBomb ainsi que leurs tests dans la classe Player.java (Charles)</text:p>
        </text:list-item>
        <text:list-item>
          <text:p text:style-name="P3">Ajout des tests pour les classes de bonus ExtraBombsBonus et RadiusBonus (Charles)</text:p>
        </text:list-item>
        <text:list-item>
          <text:p text:style-name="P3">Correction de tests existants et suppression d’import inutiles (Charles)</text:p>
        </text:list-item>
        <text:list-item>
          <text:p text:style-name="P3">Tentative de rassemblement des classes Bomb et BombExplosion (J<text:span text:style-name="T12">é</text:span>r<text:span text:style-name="T12">é</text:span>my)</text:p>
        </text:list-item>
      </text:list>
      <text:p text:style-name="Standard"/>
      <text:p text:style-name="Standard">20/01/2016</text:p>
      <text:list xml:id="list174802091907542" text:continue-numbering="true" text:style-name="L1">
        <text:list-item>
          <text:p text:style-name="P3">Suppression de la classe SpeedBonus et SpeedBonusTest, nous avons jugé que c’était trop compliqué à mettre en oeuvre via le <text:span text:style-name="T13">F</text:span>ramework (Aymeric, Kévin, Charles)</text:p>
        </text:list-item>
        <text:list-item>
          <text:p text:style-name="P3">Correction des méthodes de test dans PlayerTest et ajout du méthode getBombsAvailable dans les tests (Charles)</text:p>
        </text:list-item>
        <text:list-item>
          <text:p text:style-name="P3"><text:soft-page-break/>Suppression de la méthode bombIsExploded et du booléen exploded qui nous sont inutiles. (Charles)</text:p>
        </text:list-item>
        <text:list-item>
          <text:p text:style-name="P3">Correction des bugs lors de la génération des boxs, tout est opérationnel (Kévin)</text:p>
        </text:list-item>
        <text:list-item>
          <text:p text:style-name="P3">Factorisation de la classe Level, suppression d’attributs inutiles (Aymeric)</text:p>
        </text:list-item>
        <text:list-item>
          <text:p text:style-name="P3">Mise en place de la méthode drop<text:span text:style-name="T14">B</text:span>omb, suivant une autre stratégie (Aymeric)</text:p>
        </text:list-item>
        <text:list-item>
          <text:p text:style-name="P3">Correction de l’entité bombe en « No Blocker » sinon le personnage ne peut plus bouger (Aymeric)</text:p>
        </text:list-item>
        <text:list-item>
          <text:p text:style-name="P3">Modification de la classe Player pour gérer le nombre de bombes que le joueur est autorisé à poser (Aymeric, J<text:span text:style-name="T15">é</text:span>r<text:span text:style-name="T15">é</text:span>my)</text:p>
        </text:list-item>
        <text:list-item>
          <text:p text:style-name="P3">Suppression méthode inutile dropBomb dans la classe bomb (J<text:span text:style-name="T16">é</text:span>r<text:span text:style-name="T16">é</text:span>my)</text:p>
        </text:list-item>
        <text:list-item>
          <text:p text:style-name="P3">Ajout d'images de flammes en 32x32 pour l'explosion des bombes (Jeremy, K<text:span text:style-name="T17">é</text:span>vin)</text:p>
        </text:list-item>
        <text:list-item>
          <text:p text:style-name="P9"><text:a xlink:type="simple" xlink:href="https://github.com/DamienCassou/lille-game-framework/pull/112" text:style-name="Internet_20_link" text:visited-style-name="Visited_20_Internet_20_Link">#112</text:a><text:span text:style-name="T1"> </text:span><text:span text:style-name="T4">Discussion</text:span> pour défendre le <text:span text:style-name="T46">PR</text:span> <text:span text:style-name="T46">face au PR </text:span><text:a xlink:type="simple" xlink:href="https://github.com/DamienCassou/lille-game-framework/pull/114#" text:style-name="Internet_20_link" text:visited-style-name="Visited_20_Internet_20_Link"><text:span text:style-name="T46">#114</text:span></text:a><text:span text:style-name="T46"> </text:span>(Aymeric)</text:p>
        </text:list-item>
      </text:list>
      <text:p text:style-name="Standard"/>
      <text:p text:style-name="Standard">21/01/2016</text:p>
      <text:list xml:id="list174802705036620" text:continue-numbering="true" text:style-name="L1">
        <text:list-item>
          <text:p text:style-name="P3">Création de la classe bombTimer, voir lequel choisir avec celui d’Aymeric (Pierre, J<text:span text:style-name="T16">é</text:span>r<text:span text:style-name="T16">é</text:span>my)</text:p>
        </text:list-item>
        <text:list-item>
          <text:p text:style-name="P3">Correction de petites erreurs dans la classe Player (méthode getKeyboard, declarations d’attributs et suppression « d’import » inutilisés) (Charles)</text:p>
        </text:list-item>
        <text:list-item>
          <text:p text:style-name="P3"><text:span text:style-name="T18">Renommage</text:span> BombExplosion en Flame et premier<text:span text:style-name="T19">s</text:span> tests d’affichage des flammes (Pierre, J<text:span text:style-name="T20">é</text:span>r<text:span text:style-name="T20">é</text:span>my, Aymeric)</text:p>
        </text:list-item>
        <text:list-item>
          <text:p text:style-name="P3">Création méthodes pour créer le bon nombre de flammes dans toutes les directions (Pierre, J<text:span text:style-name="T21">é</text:span>r<text:span text:style-name="T21">é</text:span>my)</text:p>
        </text:list-item>
        <text:list-item>
          <text:p text:style-name="P3">Affichage du sprite de la méthode kill (Pierre)</text:p>
        </text:list-item>
        <text:list-item>
          <text:p text:style-name="P3">Ajout d’un get<text:span text:style-name="T22">ter</text:span> et set<text:span text:style-name="T22">ter</text:span> pour modifier et accéder au nombre de bombes disponibles. (Charles)</text:p>
        </text:list-item>
        <text:list-item>
          <text:p text:style-name="P3"><text:span text:style-name="T23">Écriture</text:span> des tests pour les methodes getBoundingBox, getKeyboard, dropBomb, addBomb, getAuthorizedBombs et setAuthorizedBombs de la classe Player.java (Charles)</text:p>
        </text:list-item>
        <text:list-item>
          <text:p text:style-name="P3"><text:span text:style-name="T24">Écriture</text:span> des tests pour la classe abstraite Bonus.java. (Charles)</text:p>
        </text:list-item>
        <text:list-item>
          <text:p text:style-name="P3">Ajout des getters dans la classe Level.java ainsi que l’écriture des tests de createPlayer (Exception inclus) et init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<text:span text:style-name="T25">F</text:span>ramework (instance<text:span text:style-name="T26">O</text:span>f dans la classe GameUniverseDefault) (J<text:span text:style-name="T27">é</text:span>r<text:span text:style-name="T27">é</text:span>my)</text:p>
        </text:list-item>
        <text:list-item>
          <text:p text:style-name="P4"><text:a xlink:type="simple" xlink:href="https://github.com/DamienCassou/lille-game-framework/pull/112" text:style-name="Internet_20_link" text:visited-style-name="Visited_20_Internet_20_Link">#112</text:a><text:span text:style-name="T1"> </text:span><text:span text:style-name="T3">Constatation des qualités et des défauts du PR </text:span><text:a xlink:type="simple" xlink:href="https://github.com/DamienCassou/lille-game-framework/pull/114#" text:style-name="Internet_20_link" text:visited-style-name="Visited_20_Internet_20_Link">#114</text:a><text:span text:style-name="T3"> (Pierre, Aymeric)</text:span></text:p>
        </text:list-item>
      </text:list>
      <text:p text:style-name="Standard"/>
      <text:p text:style-name="Standard">22/01/2016</text:p>
      <text:list xml:id="list174801952157819" text:continue-numbering="true" text:style-name="L1">
        <text:list-item>
          <text:p text:style-name="P3">Suppression des fichiers inutiles et de tests. (Kévin, Charles)</text:p>
        </text:list-item>
        <text:list-item>
          <text:p text:style-name="P3">Disparition de la bombe une fois qu'elle explose + ajout d'une nouvelle bombe disponible (Pierre, Jérémy)</text:p>
        </text:list-item>
        <text:list-item>
          <text:p text:style-name="P3">Suppression des flammes après le temps de l'explosion(Pierre, Jeremy)</text:p>
        </text:list-item>
        <text:list-item>
          <text:p text:style-name="P3">Ajouts de commentaires (Kévin, Charles)</text:p>
        </text:list-item>
        <text:list-item>
          <text:p text:style-name="P3">Correction de tests et de petits bugs.(Charles, Kévin)</text:p>
        </text:list-item>
        <text:list-item>
          <text:p text:style-name="P3"><text:span text:style-name="T28">Toutes les entités s'ajoutent elles-mêmes dans le Universe avec</text:span> la méthode addGameEntity (Aymeric)</text:p>
        </text:list-item>
        <text:list-item>
          <text:p text:style-name="P3">Tuer un joue<text:span text:style-name="T29">u</text:span>r avec une Flame (Aymeric)</text:p>
        </text:list-item>
        <text:list-item>
          <text:p text:style-name="P3">Supprimer la stratégie quand le joueur est tué (Aymeric)</text:p>
        </text:list-item>
        <text:list-item>
          <text:p text:style-name="P3">Destruction de la boite avec une Flame (Jérémy, Aymeric)</text:p>
        </text:list-item>
        <text:list-item>
          <text:p text:style-name="P3">Création d'une stratégie pour le bomberman</text:p>
        </text:list-item>
        <text:list-item>
          <text:p text:style-name="P3">Ajout des méthodes de tests createOverlapRulesApplierTest dans BombermanConfiguration.java et getBoundingBoxes dans Flame.java.(Charles)</text:p>
        </text:list-item>
        <text:list-item>
          <text:p text:style-name="P3"><text:soft-page-break/>Factorisation de la classe Box, Entity, Player, TestEntity et du format (Aymeric)</text:p>
        </text:list-item>
        <text:list-item>
          <text:p text:style-name="P10"><text:a xlink:type="simple" xlink:href="https://github.com/DamienCassou/lille-game-framework/pull/114#" text:style-name="Internet_20_link" text:visited-style-name="Visited_20_Internet_20_Link">#114</text:a> Travail collaboratif avec la Team2 pour perfectionner le PR (Aymeric)</text:p>
        </text:list-item>
      </text:list>
      <text:p text:style-name="Standard"/>
      <text:p text:style-name="Standard">23/01/2016</text:p>
      <text:list xml:id="list174801477121614" text:continue-numbering="true" text:style-name="L1">
        <text:list-item>
          <text:p text:style-name="P3">Changement dans la configuration des Entity tests et suppression de méthodes inutiles. (Aymeric)</text:p>
        </text:list-item>
        <text:list-item>
          <text:p text:style-name="P3">Ajout de test pour la vitesse (Aymeric)</text:p>
        </text:list-item>
        <text:list-item>
          <text:p text:style-name="P3">Création et <text:span text:style-name="T30">a</text:span>jout des bonus dans le jeu (BombRadiusBonus et BombBonus) (Aymeric, J<text:span text:style-name="T31">é</text:span>r<text:span text:style-name="T31">é</text:span>my)</text:p>
        </text:list-item>
        <text:list-item>
          <text:p text:style-name="P3">Ajout et retouche de l’image pour les Bonus. (Aymeric, Charles)</text:p>
        </text:list-item>
        <text:list-item>
          <text:p text:style-name="P3">Changement dans les commentaires. (Charles)</text:p>
        </text:list-item>
        <text:list-item>
          <text:p text:style-name="P3">Suppression d’import inutiles et d’attribut inutiles. (Charles)</text:p>
        </text:list-item>
        <text:list-item>
          <text:p text:style-name="P3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3">Ajout de 2 getters dans la classe Player.java (Charles)</text:p>
        </text:list-item>
        <text:list-item>
          <text:p text:style-name="P3">Tentative de factorisation en passant Bonus en interface mais problème avec overlapRule =&gt; Bonus reste une classe abstraite (Aymeric, Jérémy)</text:p>
        </text:list-item>
        <text:list-item>
          <text:p text:style-name="P3">Création de méthodes pour bloquer les flammes après avoir cassé une caisse et aux murs : ne fonctionne pas (Jérémy)</text:p>
        </text:list-item>
        <text:list-item>
          <text:p text:style-name="P11">Ajout de plusieurs Level (Aymeric)</text:p>
        </text:list-item>
        <text:list-item>
          <text:p text:style-name="P12"><text:a xlink:type="simple" xlink:href="https://github.com/DamienCassou/lille-game-framework/pull/121" text:style-name="Internet_20_link" text:visited-style-name="Visited_20_Internet_20_Link">#121</text:a> <text:span text:style-name="T48">Ajout de plusieurs de méthodes de suppressions de entités dans GameUniverse (Aymeric)</text:span></text:p>
        </text:list-item>
        <text:list-item>
          <text:p text:style-name="P12"><text:a xlink:type="simple" xlink:href="https://github.com/DamienCassou/lille-game-framework/pull/122" text:style-name="Internet_20_link" text:visited-style-name="Visited_20_Internet_20_Link">#122</text:a> <text:span text:style-name="T49">Ajout de la méthode end dans l'interface GameLevel (Aymeric)</text:span></text:p>
        </text:list-item>
      </text:list>
      <text:p text:style-name="Standard"/>
      <text:p text:style-name="Standard">24/01/2016</text:p>
      <text:list xml:id="list174802768692343" text:continue-numbering="true" text:style-name="L1">
        <text:list-item>
          <text:p text:style-name="P3">Ajout d'un bonus qui tue le joueur le ramassant (Jérémy)</text:p>
        </text:list-item>
        <text:list-item>
          <text:p text:style-name="P3">Ajout de la <text:span text:style-name="T32">J</text:span>avadoc pour tous les bonus (Jérémy)</text:p>
        </text:list-item>
        <text:list-item>
          <text:p text:style-name="P3">Création de tests pour le nouveau bonus (Jérémy)</text:p>
        </text:list-item>
        <text:list-item>
          <text:p text:style-name="P3">Corrections des Tests suite au changement d’arborescence (Charles)</text:p>
        </text:list-item>
        <text:list-item>
          <text:p text:style-name="P3">Tentative de fix<text:span text:style-name="T33">ation de bug</text:span> sur la pauses de plusieurs bombes en même temps (<text:span text:style-name="T33">Équipe</text:span>)</text:p>
        </text:list-item>
        <text:list-item>
          <text:p text:style-name="P3">Réorganisation complètes des flammes en différentes classes (Aymeric)</text:p>
        </text:list-item>
        <text:list-item>
          <text:p text:style-name="P3"><text:span text:style-name="T34">Blocage</text:span> des Flame sur les Box (Aymeric)</text:p>
        </text:list-item>
        <text:list-item>
          <text:p text:style-name="P3">Déclenchement de la fin du Level par le Player (Aymeric)</text:p>
        </text:list-item>
        <text:list-item>
          <text:p text:style-name="P3">Réorganisation de l'héritage des classes du packages entity (Aymeric)</text:p>
        </text:list-item>
        <text:list-item>
          <text:p text:style-name="P3">Ajout de variables static pour les entiers importants (Aymeric)</text:p>
        </text:list-item>
        <text:list-item>
          <text:p text:style-name="P15">Ajout d'un verrou sur la variable authorizedBomb : échec (Aymeric)</text:p>
        </text:list-item>
        <text:list-item>
          <text:p text:style-name="P13"><text:a xlink:type="simple" xlink:href="https://github.com/DamienCassou/lille-game-framework/pull/121" text:style-name="Internet_20_link" text:visited-style-name="Visited_20_Internet_20_Link">#121</text:a> <text:span text:style-name="T48">Ajout des tests relatifs aux méthodes ajoutées (Aymeric)</text:span></text:p>
        </text:list-item>
        <text:list-item>
          <text:p text:style-name="P5"><text:a xlink:type="simple" xlink:href="https://github.com/DamienCassou/lille-game-framework/pull/122" text:style-name="Internet_20_link" text:visited-style-name="Visited_20_Internet_20_Link"><text:span text:style-name="T47">#122</text:span></text:a><text:span text:style-name="T47"> Ajout d'un @Override manquant dans la sous-classe (Aymeric)</text:span></text:p>
        </text:list-item>
        <text:list-item>
          <text:p text:style-name="P16"><text:a xlink:type="simple" xlink:href="https://github.com/DamienCassou/lille-game-framework/pull/124" text:style-name="Internet_20_link" text:visited-style-name="Visited_20_Internet_20_Link">#124</text:a> Ajout de tous les @Override manquants dans le Framework (Aymeric)</text:p>
        </text:list-item>
      </text:list>
      <text:p text:style-name="Standard"/>
      <text:p text:style-name="Standard">25/01/2016</text:p>
      <text:list xml:id="list174801855585864" text:continue-numbering="true" text:style-name="L1">
        <text:list-item>
          <text:p text:style-name="P3">Création de l’UML de notre jeu via GenMyModel (<text:span text:style-name="T35">Équipe</text:span>)</text:p>
        </text:list-item>
        <text:list-item>
          <text:p text:style-name="P3">Factorisation des Walls dans Universe.java (Aymeric)</text:p>
        </text:list-item>
        <text:list-item>
          <text:p text:style-name="P3">Création de Mocks et mise a jour des tests d’<text:span text:style-name="T36">E</text:span>ntity (Aymeric)</text:p>
        </text:list-item>
        <text:list-item>
          <text:p text:style-name="P3">Changement de variables (passage en final) et de package (Aymeric)</text:p>
        </text:list-item>
        <text:list-item>
          <text:p text:style-name="P3">Test de l’exception dans la fonction killed et de la méthode isAlive de la classe Player.java (Charles)</text:p>
        </text:list-item>
        <text:list-item>
          <text:p text:style-name="P3">Création des tests pour la classe BombermanRulesApplier.java (Charles)</text:p>
        </text:list-item>
        <text:list-item>
          <text:p text:style-name="P3">Ajout de commentaires pour tous les constructeurs et les méthodes restantes et suppression <text:soft-page-break/>d’import superflus (Charles)</text:p>
        </text:list-item>
        <text:list-item>
          <text:p text:style-name="P14"><text:a xlink:type="simple" xlink:href="https://github.com/DamienCassou/lille-game-framework/pull/121" text:style-name="Internet_20_link" text:visited-style-name="Visited_20_Internet_20_Link">#121</text:a> <text:span text:style-name="T48">Ajout des synchronized manquants (Aymeric)</text:span></text:p>
        </text:list-item>
      </text:list>
      <text:p text:style-name="Standard"/>
      <text:p text:style-name="Standard">26/01/2016</text:p>
      <text:list xml:id="list174801470070553" text:continue-numbering="true" text:style-name="L1">
        <text:list-item>
          <text:p text:style-name="P3">Suppression des règles overlapRule pour flame et bomb car inutiles. Ainsi que overlapRule pour box et centerFlame, également inutile (Jérémy)</text:p>
        </text:list-item>
        <text:list-item>
          <text:p text:style-name="P3"><text:span text:style-name="T37">C</text:span>orrection de la javadoc pour tout le package game (Jérémy)</text:p>
        </text:list-item>
        <text:list-item>
          <text:p text:style-name="P3">Suppression du paramètre nbLife qui était toujours appelé avec 1 pour le constructeur de la configuration du jeu et ajout de ce 1 dans le super du constructeur (Jérémy)</text:p>
        </text:list-item>
        <text:list-item>
          <text:p text:style-name="P3">Correction de la javadoc pour la classe Player (Jérémy)</text:p>
        </text:list-item>
      </text:list>
      <text:p text:style-name="Standard"/>
      <text:p text:style-name="Standard">28/01/2016</text:p>
      <text:list xml:id="list174802745687119" text:continue-numbering="true" text:style-name="L1">
        <text:list-item>
          <text:p text:style-name="P3">Correction bug d’affichage de la flamme centrale lors de l’explosion de la bombe (Kévin, Charles, Aymeric)</text:p>
        </text:list-item>
        <text:list-item>
          <text:p text:style-name="P3">Ajout d’une méthode de test pour la fonction end de la classe BombermanLevel (Kévin, Charles)</text:p>
        </text:list-item>
        <text:list-item>
          <text:p text:style-name="P3">Changement du constructeur de la classe Player, ajout d’un url pour mettre différents sprite au différents player (Kévin)</text:p>
        </text:list-item>
        <text:list-item>
          <text:p text:style-name="P3">Correction des tests suite a un changement de constructeur de la classe Player (Charles)</text:p>
        </text:list-item>
        <text:list-item>
          <text:p text:style-name="P3">Ajout des dernières méthodes de tests pour la classe BombermanRulesApplier.java (Charles)</text:p>
        </text:list-item>
        <text:list-item>
          <text:p text:style-name="P17">Tentative d'amélioration du pom.xml (Aymeric)</text:p>
        </text:list-item>
      </text:list>
      <text:p text:style-name="Standard"/>
      <text:p text:style-name="Standard">29/01/2016</text:p>
      <text:list xml:id="list174801795904779" text:continue-numbering="true" text:style-name="L1">
        <text:list-item>
          <text:p text:style-name="P3">Ajout des sprites corrigés et de la possibilité d'avoir 4 joueurs (Kévin)</text:p>
        </text:list-item>
        <text:list-item>
          <text:p text:style-name="P3">Ré-ajout des méthodes supprimés <text:span text:style-name="T38">précédemment</text:span> dans BombermanRulesApplier.java (Pierre)</text:p>
        </text:list-item>
        <text:list-item>
          <text:p text:style-name="P3">Correction de la possibilité de poser des bombes <text:span text:style-name="T39">infiniment</text:span> (Jérémy, <text:span text:style-name="T40">Aymeric</text:span>)</text:p>
        </text:list-item>
        <text:list-item>
          <text:p text:style-name="P3">Correction des tests dans BombermanRulesApplierTest.java et création de la classe MockBox dans les tests et suppression des getters inutiles (Charles)</text:p>
        </text:list-item>
        <text:list-item>
          <text:p text:style-name="P3">Ajout du README sur Github (Kévin)</text:p>
        </text:list-item>
        <text:list-item>
          <text:p text:style-name="P18">Mise à jour vers Maven et ses problèmes corrigés (Aymeric)</text:p>
        </text:list-item>
        <text:list-item>
          <text:p text:style-name="P3">Amélioration des tests dans BombermanLevelTest (Charles)</text:p>
        </text:list-item>
        <text:list-item>
          <text:p text:style-name="P3">Suppression de BombermanUniverse (Aymeric)</text:p>
        </text:list-item>
        <text:list-item>
          <text:p text:style-name="P19">Ajout d'un message de type pop-up lors de la fin d'une partie pour indiquer le score (Aymeric, Jérémy)</text:p>
        </text:list-item>
        <text:list-item>
          <text:p text:style-name="P3">Fixation de bug en cas d'absence de carte son et refactoring de Sound <text:span text:style-name="T41">(Aymeric)</text:span></text:p>
        </text:list-item>
        <text:list-item>
          <text:p text:style-name="P20">Déplacement de la création des Wall dans Level et supression de la classe BombermanUniverse (Aymeric)</text:p>
        </text:list-item>
      </text:list>
      <text:p text:style-name="Standard"/>
      <text:p text:style-name="Standard">30/01/2016</text:p>
      <text:list xml:id="list174801450098744" text:continue-numbering="true" text:style-name="L1">
        <text:list-item>
          <text:p text:style-name="P3">Suppression de BombermanUniverseViewPort (Aymeric)</text:p>
        </text:list-item>
        <text:list-item>
          <text:p text:style-name="P3">Meilleur gestion du keyboard pour les joueurs (Aymeric)</text:p>
        </text:list-item>
        <text:list-item>
          <text:p text:style-name="P3">Mise <text:span text:style-name="T42">à</text:span> jour des tests (Aymeric)</text:p>
        </text:list-item>
        <text:list-item>
          <text:p text:style-name="P21">Ajout des @Override manquants (Aymeric)</text:p>
        </text:list-item>
      </text:list>
      <text:p text:style-name="Standard"/>
      <text:p text:style-name="Standard">31/01/2016</text:p>
      <text:list xml:id="list174802611787640" text:continue-numbering="true" text:style-name="L1">
        <text:list-item>
          <text:p text:style-name="P3">Recherche d’une solution pour factoriser le code des classes MovableEntity et NoMovableEntity mais nous faisons face à un problème d’héritage (Aymeric, Jérémy, Charles)</text:p>
        </text:list-item>
        <text:list-item>
          <text:p text:style-name="P3">Remise en forme, création et correction de tous les commentaires dans le jeu (Charles, <text:soft-page-break/>Jérémy)</text:p>
        </text:list-item>
        <text:list-item>
          <text:p text:style-name="P3">Mise à jour des tests de BombermanOverlapRulesApplierTest <text:span text:style-name="T43">(Aymeric)</text:span></text:p>
        </text:list-item>
        <text:list-item>
          <text:p text:style-name="P3">Correction des exception (liés au Thread) durant les tests (Aymeric)</text:p>
        </text:list-item>
      </text:list>
      <text:p text:style-name="Standard"/>
      <text:p text:style-name="Standard">01/02/2016</text:p>
      <text:list xml:id="list174801507823351" text:continue-numbering="true" text:style-name="L1">
        <text:list-item>
          <text:p text:style-name="P3">Mise à jour des tests de BombermanConfigurationTest <text:span text:style-name="T44">(Aymeric)</text:span></text:p>
        </text:list-item>
        <text:list-item>
          <text:p text:style-name="P3">Renommage de NoMovableEntity en UnmovableEntity <text:span text:style-name="T44">(Aymeric)</text:span></text:p>
        </text:list-item>
        <text:list-item>
          <text:p text:style-name="P3">Rédaction du README en anglais (Pierre)</text:p>
        </text:list-item>
        <text:list-item>
          <text:p text:style-name="P3"><text:span text:style-name="T45">Suppression</text:span> de la pop-up dans les tests <text:span text:style-name="T45">(Aymeric)</text:span></text:p>
        </text:list-item>
        <text:list-item>
          <text:p text:style-name="P3">Création de variable static pour la couleur du Player (Aymeric)</text:p>
        </text:list-item>
        <text:list-item>
          <text:p text:style-name="P3">Amélioration, correction et mise à jour de l'UML (Aymeric)</text:p>
        </text:list-item>
        <text:list-item>
          <text:p text:style-name="P3">Intégration de la modification de la branche « next » (Aymeric)</text:p>
        </text:list-item>
        <text:list-item>
          <text:p text:style-name="P3">Gestion de la mort de 2 Player en même temps (Aymeric)</text:p>
        </text:list-item>
        <text:list-item>
          <text:p text:style-name="P3">Calcul de la position d'une bombe sur une case (Aymeric)</text:p>
        </text:list-item>
      </text:list>
      <text:p text:style-name="Standard"/>
      <text:p text:style-name="P22">02/02/2016</text:p>
      <text:list xml:id="list3413095110139023645" text:style-name="L2">
        <text:list-item>
          <text:p text:style-name="P23">Suppression de la méthode static dans Bomb (Aymeric)</text:p>
        </text:list-item>
        <text:list-item>
          <text:p text:style-name="P23">Fixation du bug du joueur mort qui marche toujours : zombie (Yann, Aymeric)</text:p>
        </text:list-item>
        <text:list-item>
          <text:p text:style-name="P24">Fixation de bug de la fin du niveau (Aymeric)</text:p>
        </text:list-item>
      </text:list>
      <text:h text:style-name="Heading_20_1" text:outline-level="1">Contributions</text:h>
      <text:p text:style-name="Standard"/>
      <text:h text:style-name="Heading_20_1" text:outline-level="1">Apprentissages</text:h>
      <text:p text:style-name="Standard">04/01/2016</text:p>
      <text:list xml:id="list174802248609638" text:continue-list="list174801507823351"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Standard"/>
      <text:p text:style-name="Standard">06/01/2016</text:p>
      <text:list xml:id="list174802805392286" text:continue-numbering="true" text:style-name="L1">
        <text:list-item>
          <text:p text:style-name="P3">Envoyer un commit sur une pull request déjà existante</text:p>
        </text:list-item>
      </text:list>
      <text:p text:style-name="Standard"/>
      <text:p text:style-name="Standard">07/01/2016</text:p>
      <text:list xml:id="list174801326183039" text:continue-numbering="true"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Standard"/>
      <text:p text:style-name="Standard">08/01/2016</text:p>
      <text:list xml:id="list174801022540834" text:continue-numbering="true"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Standard"/>
      <text:p text:style-name="Standard">11/01/2016</text:p>
      <text:list xml:id="list174801109460580" text:continue-numbering="true" text:style-name="L1">
        <text:list-item>
          <text:p text:style-name="P3">Proposer une modification de notre projet de jeu par la création d’une nouvelle branche</text:p>
        </text:list-item>
      </text:list>
      <text:h text:style-name="Heading_20_1" text:outline-level="1">Pull Requests</text:h>
      <text:p text:style-name="Standard">04/01/2016</text:p>
      <text:list xml:id="list174800974057718" text:continue-numbering="true" text:style-name="L1">
        <text:list-item>
          <text:p text:style-name="P3"><text:a xlink:type="simple" xlink:href="https://github.com/DamienCassou/lille-game-framework/pull/67" text:style-name="Internet_20_link" text:visited-style-name="Visited_20_Internet_20_Link">#67</text:a><text:span text:style-name="T1"> modifications of polygon creation (Accepté le 04/01/2016) </text:span></text:p>
        </text:list-item>
      </text:list>
      <text:p text:style-name="Standard"/>
      <text:p text:style-name="Standard">05/01/2016</text:p>
      <text:list xml:id="list174801387475667" text:continue-numbering="true" text:style-name="L1">
        <text:list-item>
          <text:p text:style-name="P3"><text:soft-page-break/><text:a xlink:type="simple" xlink:href="https://github.com/DamienCassou/lille-game-framework/pull/70" text:style-name="Internet_20_link" text:visited-style-name="Visited_20_Internet_20_Link">#70</text:a><text:span text:style-name="T1"> eliminates code duplication between 'applySpecificOverlapRule' and 'reverseParameters' (Accepté le 08/01/2016)</text:span></text:p>
        </text:list-item>
        <text:list-item>
          <text:p text:style-name="P3"><text:a xlink:type="simple" xlink:href="https://github.com/DamienCassou/lille-game-framework/pull/72" text:style-name="Internet_20_link" text:visited-style-name="Visited_20_Internet_20_Link">#72</text:a><text:span text:style-name="T1"> Removing instance of in function addOverlappable and removeOverlappable (Accepté le 10/01/2016)</text:span></text:p>
        </text:list-item>
      </text:list>
      <text:p text:style-name="Standard"/>
      <text:p text:style-name="Standard">06/01/2016</text:p>
      <text:list xml:id="list174801128924897" text:continue-numbering="true" text:style-name="L1">
        <text:list-item>
          <text:p text:style-name="P3"><text:a xlink:type="simple" xlink:href="https://github.com/DamienCassou/lille-game-framework/pull/74" text:style-name="Internet_20_link" text:visited-style-name="Visited_20_Internet_20_Link">#74</text:a><text:span text:style-name="T1"> heritage test MoveStrategyKeyboard (Accepté le 13/01/2016)</text:span></text:p>
        </text:list-item>
        <text:list-item>
          <text:p text:style-name="P3"><text:a xlink:type="simple" xlink:href="https://github.com/DamienCassou/lille-game-framework/pull/77" text:style-name="Internet_20_link" text:visited-style-name="Visited_20_Internet_20_Link">#77</text:a><text:span text:style-name="T1"> Adding the test for getDriver and setSpeedVector (Accepté le 08/01/2016)</text:span></text:p>
        </text:list-item>
      </text:list>
      <text:p text:style-name="Standard"/>
      <text:p text:style-name="Standard">07/01/2016</text:p>
      <text:list xml:id="list174802420344909" text:continue-numbering="true" text:style-name="L1">
        <text:list-item>
          <text:p text:style-name="P3"><text:a xlink:type="simple" xlink:href="https://github.com/DamienCassou/lille-game-framework/pull/78" text:style-name="Internet_20_link" text:visited-style-name="Visited_20_Internet_20_Link">#78</text:a><text:span text:style-name="T1"> Adding and improving tests in gameConfigurationTest.java (Accepté le 13/01/2016)</text:span></text:p>
        </text:list-item>
      </text:list>
      <text:p text:style-name="Standard"/>
      <text:p text:style-name="Standard">08/01/2016</text:p>
      <text:list xml:id="list174801882294124" text:continue-numbering="true" text:style-name="L1">
        <text:list-item>
          <text:p text:style-name="P3"><text:a xlink:type="simple" xlink:href="https://github.com/DamienCassou/lille-game-framework/pull/83" text:style-name="Internet_20_link" text:visited-style-name="Visited_20_Internet_20_Link">#83</text:a><text:span text:style-name="T1"> fix bug of MoveStrategyKeyboard8Dir (Accepté le 12/01/2016)</text:span></text:p>
        </text:list-item>
      </text:list>
      <text:p text:style-name="Standard"/>
      <text:p text:style-name="Standard">13/01/2016</text:p>
      <text:list xml:id="list174800736526727" text:continue-numbering="true" text:style-name="L1">
        <text:list-item>
          <text:p text:style-name="P3"><text:a xlink:type="simple" xlink:href="https://github.com/DamienCassou/lille-game-framework/pull/87" text:style-name="Internet_20_link" text:visited-style-name="Visited_20_Internet_20_Link">#87</text:a><text:span text:style-name="T1"> add test in MoveStrategyKeyboardTest and fix bug (Accepté le 13/01/2016)</text:span></text:p>
        </text:list-item>
      </text:list>
      <text:p text:style-name="Standard"/>
      <text:p text:style-name="Standard">15/01/2016</text:p>
      <text:list xml:id="list174801093551474" text:continue-numbering="true" text:style-name="L1">
        <text:list-item>
          <text:p text:style-name="P3"><text:a xlink:type="simple" xlink:href="https://github.com/DamienCassou/lille-game-framework/pull/89" text:style-name="Internet_20_link" text:visited-style-name="Visited_20_Internet_20_Link">#89</text:a><text:span text:style-name="T1"> Delete a deprecated constructor (Accepté le 15/01/2016)</text:span></text:p>
        </text:list-item>
        <text:list-item>
          <text:p text:style-name="P3"><text:a xlink:type="simple" xlink:href="https://github.com/DamienCassou/lille-game-framework/pull/103" text:style-name="Internet_20_link" text:visited-style-name="Visited_20_Internet_20_Link">#103</text:a><text:span text:style-name="T1"> Adding test in Overlap.java and factorize the code with an @Before (Refusé le 20/01/2016)</text:span></text:p>
        </text:list-item>
        <text:list-item>
          <text:p text:style-name="P3"><text:a xlink:type="simple" xlink:href="https://github.com/DamienCassou/lille-game-framework/pull/105" text:style-name="Internet_20_link" text:visited-style-name="Visited_20_Internet_20_Link">#105</text:a><text:span text:style-name="T1"> Adding a missing @Test in the function goodspeed in class MoveStrategyStraightLineTest (Accepté le 20/01/2016)</text:span></text:p>
        </text:list-item>
        <text:list-item>
          <text:p text:style-name="P3"><text:a xlink:type="simple" xlink:href="https://github.com/DamienCassou/lille-game-framework/pull/107" text:style-name="Internet_20_link" text:visited-style-name="Visited_20_Internet_20_Link">#107</text:a><text:span text:style-name="T1"> Adding test in class MoveStrategyRandomTest.java to catch an exception (Accepté le 20/01/2016)</text:span></text:p>
        </text:list-item>
      </text:list>
      <text:p text:style-name="Standard"/>
      <text:p text:style-name="Standard">18/01/2016</text:p>
      <text:list xml:id="list174801942375017" text:continue-numbering="true" text:style-name="L1">
        <text:list-item>
          <text:p text:style-name="P3"><text:a xlink:type="simple" xlink:href="https://github.com/DamienCassou/lille-game-framework/pull/112" text:style-name="Internet_20_link" text:visited-style-name="Visited_20_Internet_20_Link">#112</text:a><text:span text:style-name="T1"> <text:s/>possibility to change the keys (</text:span><text:span text:style-name="T10">Refusé</text:span><text:span text:style-name="T2"> le 22/01/2016</text:span><text:span text:style-name="T1">)</text:span></text:p>
        </text:list-item>
      </text:list>
      <text:p text:style-name="Standard"/>
      <text:p text:style-name="P1">23/01/2016</text:p>
      <text:list xml:id="list174800884817781" text:continue-numbering="true" text:style-name="L1">
        <text:list-item>
          <text:p text:style-name="P6"><text:a xlink:type="simple" xlink:href="https://github.com/DamienCassou/lille-game-framework/pull/121" text:style-name="Internet_20_link" text:visited-style-name="Visited_20_Internet_20_Link"><text:span text:style-name="T47">#121</text:span></text:a><text:span text:style-name="T47"> </text:span>remove entities in Universe<text:span text:style-name="T48"> (Accepté le 25/01/2016)</text:span></text:p>
        </text:list-item>
        <text:list-item>
          <text:p text:style-name="P7"><text:a xlink:type="simple" xlink:href="https://github.com/DamienCassou/lille-game-framework/pull/122" text:style-name="Internet_20_link" text:visited-style-name="Visited_20_Internet_20_Link"><text:span text:style-name="T47">#122</text:span></text:a><text:span text:style-name="T47"> </text:span>end in GameLevel interface<text:span text:style-name="T47"> (Accepté le 24/01/2016)</text:span></text:p>
        </text:list-item>
      </text:list>
      <text:p text:style-name="P2"/>
      <text:p text:style-name="P1">24/01/2016</text:p>
      <text:list xml:id="list174802417141563" text:continue-numbering="true" text:style-name="L1">
        <text:list-item>
          <text:p text:style-name="P8"><text:a xlink:type="simple" xlink:href="https://github.com/DamienCassou/lille-game-framework/pull/124" text:style-name="Internet_20_link" text:visited-style-name="Visited_20_Internet_20_Link">#124</text:a><text:span text:style-name="T9"> </text:span>add missing @Overrid<text:span text:style-name="T50">e</text:span><text:span text:style-name="T9"> (</text:span><text:span text:style-name="T7">Accepté le </text:span><text:span text:style-name="T8">25/01/2016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05:20.098407633</meta:creation-date>
    <dc:date>2016-02-02T17:48:00.566534193</dc:date>
    <meta:editing-duration>PT36M17S</meta:editing-duration>
    <meta:editing-cycles>30</meta:editing-cycles>
    <meta:generator>LibreOffice/4.3.3.2$Linux_X86_64 LibreOffice_project/430m0$Build-2</meta:generator>
    <dc:creator>Ducroquetz Aymeric</dc:creator>
    <meta:document-statistic meta:table-count="0" meta:image-count="0" meta:object-count="0" meta:page-count="8" meta:paragraph-count="264" meta:word-count="2803" meta:character-count="17960" meta:non-whitespace-character-count="15631"/>
  </office:meta>
</office:document-meta>
</file>